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21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tamos <text:s/>felizes em apresentar nosso projeto desenvolvido durante o Hackathon 2023. Foi um grande desafio, mas também um grande aprendizado!</text:p>
      <text:p text:style-name="Standard"/>
      <text:p text:style-name="Standard">Utilizamos HTML, Bootstrap e JavaScript para criar uma plataforma incrível. Também utilizamos o Discord e o WhatsApp como meio de comunicação durante o processo de desenvolvimento, e o GitHub como programa de versionamento.</text:p>
      <text:p text:style-name="Standard"/>
      <text:p text:style-name="Standard">O projeto foi desenvolvido em equipe pelos participantes Luiz Carlos e Luiz F<text:span text:style-name="T1">ernando</text:span>. Juntos, trabalhamos arduamente para entregar uma solução inovadora que atende às necessidades dos usuários.</text:p>
      <text:p text:style-name="Standard"/>
      <text:p text:style-name="Standard">Estamos muito satisfeitos com o resultado final e agradecemos a oportunidade de participar deste Hackathon. Foi uma experiência enriquecedora e inspiradora que nos permitiu expandir nossos conhecimentos e habilidad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8:34:54.425161616</meta:creation-date>
    <dc:date>2023-03-05T18:48:23.616871670</dc:date>
    <meta:editing-duration>PT2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09" meta:character-count="773" meta:non-whitespace-character-count="667"/>
  </office:meta>
</office:document-meta>
</file>